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9000000AA264327B1.png" manifest:media-type="image/png"/>
  <manifest:file-entry manifest:full-path="Pictures/1000000000000291000001478F2F7B49.png" manifest:media-type="image/png"/>
  <manifest:file-entry manifest:full-path="Pictures/10000000000000750000001BFBD1B3D4.png" manifest:media-type="image/png"/>
  <manifest:file-entry manifest:full-path="Pictures/100000000000007700000017C0182D3E.png" manifest:media-type="image/png"/>
  <manifest:file-entry manifest:full-path="Pictures/10000000000000780000001BBC005FD8.png" manifest:media-type="image/png"/>
  <manifest:file-entry manifest:full-path="Pictures/100000000000007600000015EF764D6A.png" manifest:media-type="image/png"/>
  <manifest:file-entry manifest:full-path="Pictures/100000000000007200000018C1F52C2D.png" manifest:media-type="image/png"/>
  <manifest:file-entry manifest:full-path="Pictures/1000000000000076000000199D3DDA29.png" manifest:media-type="image/png"/>
  <manifest:file-entry manifest:full-path="Pictures/10000000000003BA000000FF97773CD4.png" manifest:media-type="image/png"/>
  <manifest:file-entry manifest:full-path="Pictures/100000000000029100000100C7D3043F.png" manifest:media-type="image/png"/>
  <manifest:file-entry manifest:full-path="Pictures/10000000000003B9000000B02032A7D6.png" manifest:media-type="image/png"/>
  <manifest:file-entry manifest:full-path="Pictures/10000000000003B7000001472B38EC10.png" manifest:media-type="image/png"/>
  <manifest:file-entry manifest:full-path="Pictures/10000000000002E0000000CF7126FE1E.png" manifest:media-type="image/png"/>
  <manifest:file-entry manifest:full-path="Pictures/100000000000030A0000019844CDDC8B.png" manifest:media-type="image/png"/>
  <manifest:file-entry manifest:full-path="Pictures/10000000000002F6000001AD81F5DEA9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554cm" fo:min-width="3.30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554cm" fo:min-width="4.40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565cm" fo:min-width="3.70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485cm" fo:min-width="4.3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372cm" fo:min-width="3.72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094cm" fo:min-width="4.04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372cm" fo:min-width="4.12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734cm" fo:min-width="4.08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004cm" fo:min-width="4.05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282cm" fo:min-width="4.13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554cm" fo:min-width="4.104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464cm" fo:min-width="4.11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192cm" fo:min-width="4.142cm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draw:stroke="none" draw:fill="none" fo:min-height="1.69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color="#ffff99" fo:font-size="24pt" style:font-size-asian="24pt" style:font-size-complex="24pt"/>
    </style:style>
    <style:style style:name="P12" style:family="paragraph">
      <loext:graphic-properties draw:fill="none"/>
      <style:text-properties fo:color="#ffff99" fo:font-size="24pt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ffff99"/>
    </style:style>
    <style:style style:name="P16" style:family="paragraph">
      <loext:graphic-properties draw:fill="none" draw:fill-color="#ffffff"/>
      <style:text-properties fo:color="#ffff99" fo:font-size="22pt" style:font-size-asian="22pt" style:font-size-complex="22pt"/>
    </style:style>
    <style:style style:name="P17" style:family="paragraph">
      <loext:graphic-properties draw:fill-color="#ffffff"/>
      <style:text-properties style:font-size-asian="28.1000003814697pt"/>
    </style:style>
    <style:style style:name="P18" style:family="paragraph">
      <loext:graphic-properties draw:fill="none" draw:fill-color="#ffffff"/>
      <style:text-properties fo:color="#ffff99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99" fo:font-size="24pt" style:font-size-asian="24pt" style:font-size-complex="2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ff99"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ffff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看懂《資訊工程系》課程的門道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8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是個高中生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5">想要讀大學的《資訊工程系》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你應該做的第一件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不是努力念書，讓成績變好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而是、先上資工系的網站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5">找幾份《課程規劃表》來看看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瞭解一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到底資工系念些甚麼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否則、萬一考上了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5">卻發現自己根本不適合這個科系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悔不當初了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讓我們找一份，資工系的課表來看看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以下是金大資工系的課表</text:p>
          </draw:text-box>
        </draw:frame>
        <draw:frame draw:style-name="gr3" draw:text-style-name="P6" draw:layer="layout" svg:width="26.151cm" svg:height="14.8cm" svg:x="1.049cm" svg:y="4.8cm">
          <draw:image xlink:href="Pictures/10000000000002F6000001AD81F5DEA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致重點如下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 text:style-name="P7"><text:span text:style-name="T6">至少要修</text:span><text:span text:style-name="T6">130</text:span><text:span text:style-name="T6">學分才能畢業</text:span></text:p>
              </text:list-item>
              <text:list-item>
                <text:p text:style-name="P7"><text:span text:style-name="T6">《系必修</text:span><text:span text:style-name="T6">+</text:span><text:span text:style-name="T6">專業選修》占</text:span><text:span text:style-name="T6">87</text:span><text:span text:style-name="T6">學分</text:span></text:p>
              </text:list-item>
              <text:list-item>
                <text:p text:style-name="P7"><text:span text:style-name="T6">上頁內容主要為共同必修和通識課程，通常排在 </text:span><text:span text:style-name="T6">1,2 </text:span><text:span text:style-name="T6">年級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但是、那是全校共同的課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並非資工系的專業課程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8"><text:span text:style-name="T7">接著是《專業必修》課程</text:span></text:p>
          </draw:text-box>
        </draw:frame>
        <draw:frame draw:style-name="gr3" draw:text-style-name="P6" draw:layer="layout" svg:width="26.697cm" svg:height="14cm" svg:x="0.703cm" svg:y="5cm">
          <draw:image xlink:href="Pictures/100000000000030A0000019844CDDC8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些課程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8">專不專業很難講</text:span></text:p>
              </text:list-item>
              <text:list-item>
                <text:p text:style-name="P9"><text:span text:style-name="T8">但是沒過你就不能畢業！</text:span></text:p>
              </text:list-item>
              <text:list-item>
                <text:p text:style-name="P9"><text:span text:style-name="T8">《專業必修》通常排在前三年</text:span></text:p>
              </text:list-item>
              <text:list-item>
                <text:p text:style-name="P9"><text:span text:style-name="T8">意思是你《當掉》時還有重修的機會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然後是《一般選修》課程</text:span></text:p>
          </draw:text-box>
        </draw:frame>
        <draw:frame presentation:style-name="pr6" draw:text-style-name="P10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 text:style-name="P10"><text:span text:style-name="T9">千萬不要被《一般》兩個字騙了</text:span></text:p>
              </text:list-item>
              <text:list-item>
                <text:p text:style-name="P10"><text:span text:style-name="T9">這裡是資工系選修的核心課程</text:span></text:p>
              </text:list-item>
            </text:list>
          </draw:text-box>
        </draw:frame>
        <draw:frame draw:style-name="gr3" draw:text-style-name="P6" draw:layer="layout" svg:width="27.292cm" svg:height="9.383cm" svg:x="0.4cm" svg:y="10.3cm">
          <draw:image xlink:href="Pictures/10000000000003B7000001472B38EC1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然後是《特色選修》課程</text:span>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8">像本系有《網路多媒體》類選修</text:span></text:p>
              </text:list-item>
            </text:list>
          </draw:text-box>
        </draw:frame>
        <draw:frame draw:style-name="gr3" draw:text-style-name="P6" draw:layer="layout" svg:width="26.4cm" svg:height="7.055cm" svg:x="0.8cm" svg:y="8.4cm">
          <draw:image xlink:href="Pictures/10000000000003BA000000FF97773CD4.png" xlink:type="simple" xlink:show="embed" xlink:actuate="onLoad">
            <text:p/>
          </draw:image>
        </draw:frame>
        <draw:frame presentation:style-name="pr7" draw:text-style-name="P12" draw:layer="layout" svg:width="21.497cm" svg:height="4.065cm" svg:x="1.703cm" svg:y="16.1cm">
          <draw:text-box>
            <text:p text:style-name="P11"><text:span text:style-name="T10">但是你一定會注意到《機率統計》怎麼會在裡面</text:span><text:span text:style-name="T10"><text:line-break/></text:span><text:span text:style-name="T10">不用懷疑，那是因為這裡剛好有一個空位，助理又不知道該塞在哪裡，所以見縫就塞了！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這些所謂的《特色選修》課程</text:span></text:p>
          </draw:text-box>
        </draw:frame>
        <draw:frame presentation:style-name="pr6" draw:text-style-name="P13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 text:style-name="P13"><text:span text:style-name="T11">是一種《學程》的概念，讓你知道該科系的課程組織大架構，有時修得夠多可以拿到學程證書</text:span></text:p>
              </text:list-item>
            </text:list>
          </draw:text-box>
        </draw:frame>
        <draw:frame draw:style-name="gr3" draw:text-style-name="P6" draw:layer="layout" svg:width="27.08cm" svg:height="5cm" svg:x="0.52cm" svg:y="11.2cm">
          <draw:image xlink:href="Pictures/10000000000003B9000000B02032A7D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證書其實不重要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5">重要的是你有沒有學到東西</text:span></text:p>
              </text:list-item>
              <text:list-item>
                <text:p text:style-name="P5"><text:span text:style-name="T5">大學四年是否浪費掉了！</text:span></text:p>
              </text:list-item>
              <text:list-item>
                <text:p text:style-name="P5"><text:span text:style-name="T5">實力是否夠堅強。</text:span></text:p>
              </text:list-item>
              <text:list-item>
                <text:p text:style-name="P5"><text:span text:style-name="T5">不會感覺到很心虛。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5">資工系到底要學會甚麼？</text:span></text:p>
              </text:list-item>
              <text:list-item>
                <text:p text:style-name="P5"><text:span text:style-name="T5">才能算是一個合格的畢業生呢？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當然、這個問題見人見智</text:span></text:p>
          </draw:text-box>
        </draw:frame>
        <draw:frame presentation:style-name="pr6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9">但是一般來說，至少要學會《程式設計》</text:span></text:p>
              </text:list-item>
              <text:list-item>
                <text:p text:style-name="P10"><text:span text:style-name="T9">否則會被認為是《不合格》的畢業生。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draw:style-name="gr3" draw:text-style-name="P6" draw:layer="layout" svg:width="26.587cm" svg:height="7.476cm" svg:x="0.8cm" svg:y="5.2cm">
          <draw:image xlink:href="Pictures/10000000000002E0000000CF7126FE1E.png" xlink:type="simple" xlink:show="embed" xlink:actuate="onLoad">
            <text:p/>
          </draw:image>
        </draw:frame>
        <draw:frame presentation:style-name="pr5" draw:text-style-name="P13" draw:layer="layout" svg:width="25.199cm" svg:height="3.506cm" svg:x="1.4cm" svg:y="0.836cm" presentation:class="title" presentation:user-transformed="true">
          <draw:text-box>
            <text:p text:style-name="P13"><text:span text:style-name="T11">您可以看看，課表裏《程式相關課程》的份量</text:span><text:span text:style-name="T11"><text:line-break/></text:span><text:span text:style-name="T11">就會知道為甚麼了！</text:span></text:p>
          </draw:text-box>
        </draw:frame>
        <draw:custom-shape draw:style-name="gr4" draw:text-style-name="P14" draw:layer="layout" svg:width="4cm" svg:height="1cm" svg:x="3.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4cm" svg:height="1cm" svg:x="3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4cm" svg:height="1cm" svg:x="11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4cm" svg:height="1cm" svg:x="19.4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917cm" svg:height="1.034cm" svg:x="0.985cm" svg:y="13.366cm">
          <draw:image xlink:href="Pictures/100000000000007200000018C1F52C2D.png" xlink:type="simple" xlink:show="embed" xlink:actuate="onLoad">
            <text:p/>
          </draw:image>
        </draw:frame>
        <draw:frame draw:style-name="gr3" draw:text-style-name="P6" draw:layer="layout" svg:width="5.012cm" svg:height="1.06cm" svg:x="6.279cm" svg:y="13.34cm">
          <draw:image xlink:href="Pictures/1000000000000076000000199D3DDA29.png" xlink:type="simple" xlink:show="embed" xlink:actuate="onLoad">
            <text:p/>
          </draw:image>
        </draw:frame>
        <draw:frame draw:style-name="gr3" draw:text-style-name="P6" draw:layer="layout" svg:width="5.633cm" svg:height="1cm" svg:x="11.779cm" svg:y="13.3cm">
          <draw:image xlink:href="Pictures/100000000000007600000015EF764D6A.png" xlink:type="simple" xlink:show="embed" xlink:actuate="onLoad">
            <text:p/>
          </draw:image>
        </draw:frame>
        <draw:frame draw:style-name="gr3" draw:text-style-name="P6" draw:layer="layout" svg:width="4.954cm" svg:height="1.113cm" svg:x="17.8cm" svg:y="13.287cm">
          <draw:image xlink:href="Pictures/10000000000000780000001BBC005FD8.png" xlink:type="simple" xlink:show="embed" xlink:actuate="onLoad">
            <text:p/>
          </draw:image>
        </draw:frame>
        <draw:custom-shape draw:style-name="gr5" draw:text-style-name="P14" draw:layer="layout" svg:width="5.102cm" svg:height="1cm" svg:x="0.8cm" svg:y="13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5.102cm" svg:height="1cm" svg:x="6.279cm" svg:y="13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5.102cm" svg:height="1cm" svg:x="11.898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5.102cm" svg:height="1cm" svg:x="17.8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cm" svg:height="0.925cm" svg:x="1cm" svg:y="14.893cm">
          <draw:image xlink:href="Pictures/100000000000007700000017C0182D3E.png" xlink:type="simple" xlink:show="embed" xlink:actuate="onLoad">
            <text:p/>
          </draw:image>
        </draw:frame>
        <draw:frame draw:style-name="gr3" draw:text-style-name="P6" draw:layer="layout" svg:width="4.4cm" svg:height="1.013cm" svg:x="6.2cm" svg:y="14.9cm">
          <draw:image xlink:href="Pictures/10000000000000750000001BFBD1B3D4.png" xlink:type="simple" xlink:show="embed" xlink:actuate="onLoad">
            <text:p/>
          </draw:image>
        </draw:frame>
        <draw:custom-shape draw:style-name="gr6" draw:text-style-name="P14" draw:layer="layout" svg:width="4.4cm" svg:height="1.013cm" svg:x="6.2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5cm" svg:height="0.925cm" svg:x="0.8cm" svg:y="14.8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25.475cm" svg:height="1.225cm" svg:x="1.8cm" svg:y="16.775cm">
          <draw:text-box>
            <text:p text:style-name="P15"><text:span text:style-name="T12">以上是名稱裏就有《程式》兩字的課程，在本系共有 </text:span><text:span text:style-name="T12">10 </text:span><text:span text:style-name="T12">門，占 </text:span><text:span text:style-name="T12">30 </text:span><text:span text:style-name="T12">學分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9">另外還有一些是名稱裏沒有《程式》兩字</text:span>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8">但實質上卻是《程式相關》的課程</text:span></text:p>
              </text:list-item>
            </text:list>
          </draw:text-box>
        </draw:frame>
        <draw:frame draw:style-name="gr3" draw:text-style-name="P6" draw:layer="layout" svg:width="26.587cm" svg:height="7.476cm" svg:x="1.013cm" svg:y="8.6cm">
          <draw:image xlink:href="Pictures/10000000000002E0000000CF7126FE1E.png" xlink:type="simple" xlink:show="embed" xlink:actuate="onLoad">
            <text:p/>
          </draw:image>
        </draw:frame>
        <draw:custom-shape draw:style-name="gr4" draw:text-style-name="P14" draw:layer="layout" svg:width="4cm" svg:height="1cm" svg:x="11.6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4.4cm" svg:height="0.8cm" svg:x="11.6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4cm" svg:height="1cm" svg:x="19.4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這些</text:p>
          </draw:text-box>
        </draw:frame>
        <draw:frame draw:style-name="gr3" draw:text-style-name="P6" draw:layer="layout" svg:width="26.224cm" svg:height="13.052cm" svg:x="1.016cm" svg:y="5.148cm">
          <draw:image xlink:href="Pictures/1000000000000291000001478F2F7B49.png" xlink:type="simple" xlink:show="embed" xlink:actuate="onLoad">
            <text:p/>
          </draw:image>
        </draw:frame>
        <draw:custom-shape draw:style-name="gr10" draw:text-style-name="P14" draw:layer="layout" svg:width="4.8cm" svg:height="1.6cm" svg:x="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4.8cm" svg:height="0.8cm" svg:x="1.016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4.8cm" svg:height="1.2cm" svg:x="9.6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4.8cm" svg:height="1.5cm" svg:x="9.6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.8cm" svg:height="0.7cm" svg:x="9.6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4.8cm" svg:height="1cm" svg:x="18.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4.8cm" svg:height="1cm" svg:x="18.4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這些</text:p>
          </draw:text-box>
        </draw:frame>
        <draw:frame draw:style-name="gr3" draw:text-style-name="P6" draw:layer="layout" svg:width="24.57cm" svg:height="9.573cm" svg:x="1.6cm" svg:y="5.627cm">
          <draw:image xlink:href="Pictures/100000000000029100000100C7D3043F.png" xlink:type="simple" xlink:show="embed" xlink:actuate="onLoad">
            <text:p/>
          </draw:image>
        </draw:frame>
        <draw:custom-shape draw:style-name="gr14" draw:text-style-name="P14" draw:layer="layout" svg:width="4.8cm" svg:height="0.7cm" svg:x="9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.8cm" svg:height="0.7cm" svg:x="17.8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6.6cm" svg:height="6.397cm" svg:x="0.6cm" svg:y="12.103cm">
          <draw:image xlink:href="Pictures/10000000000001B9000000AA264327B1.png" xlink:type="simple" xlink:show="embed" xlink:actuate="onLoad">
            <text:p/>
          </draw:image>
        </draw:frame>
        <draw:custom-shape draw:style-name="gr14" draw:text-style-name="P14" draw:layer="layout" svg:width="4.8cm" svg:height="0.7cm" svg:x="9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4.8cm" svg:height="1.5cm" svg:x="0.6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4.8cm" svg:height="0.9cm" svg:x="0.601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4.8cm" svg:height="0.9cm" svg:x="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4.8cm" svg:height="0.9cm" svg:x="9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4.8cm" svg:height="0.6cm" svg:x="9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4.8cm" svg:height="0.9cm" svg:x="0.6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進了資工系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一定要學會程式設計</text:p>
              </text:list-item>
              <text:list-item>
                <text:p>至少熟悉一個《程式語言》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資工系的課程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9">大致上可以分為下列五部分</text:span></text:p>
                <text:list>
                  <text:list-item>
                    <text:p text:style-name="P10"><text:span text:style-name="T13">數學</text:span></text:p>
                  </text:list-item>
                  <text:list-item>
                    <text:p text:style-name="P10"><text:span text:style-name="T13">硬體</text:span></text:p>
                  </text:list-item>
                  <text:list-item>
                    <text:p text:style-name="P10"><text:span text:style-name="T13">韌體</text:span></text:p>
                  </text:list-item>
                  <text:list-item>
                    <text:p text:style-name="P10"><text:span text:style-name="T13">軟體</text:span></text:p>
                  </text:list-item>
                  <text:list-item>
                    <text:p text:style-name="P10"><text:span text:style-name="T13">網路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7.487cm" svg:height="1.047cm" svg:x="2.3cm" svg:y="19.553cm">
          <draw:text-box>
            <text:p text:style-name="P15"><text:span text:style-name="T14">可能還會加上《多媒體》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08T08:50:10.930000000</dc:date>
    <meta:editing-duration>P1DT8H52M48S</meta:editing-duration>
    <meta:editing-cycles>339</meta:editing-cycles>
    <meta:generator>LibreOffice/4.4.1.2$Windows_x86 LibreOffice_project/45e2de17089c24a1fa810c8f975a7171ba4cd432</meta:generator>
    <meta:document-statistic meta:object-count="175"/>
  </office:meta>
</office:document-meta>
</file>